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2.7299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2017 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breake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Captain and the World of Tomorrow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01:00:27.475006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7DT15H7M12S</meta:editing-duration>
    <meta:editing-cycles>36</meta:editing-cycles>
    <meta:generator>LibreOffice/24.8.2.1$Linux_X86_64 LibreOffice_project/480$Build-1</meta:generator>
    <dc:date>2024-11-30T01:01:37.932449005</dc:date>
    <meta:document-statistic meta:table-count="5" meta:cell-count="452" meta:object-count="0"/>
  </office:meta>
</office:document-meta>
</file>